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uardian Sans Text" svg:font-family="'Guardian Sans Text',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7306in"/>
    </style:style>
    <style:style style:name="Table1.B" style:family="table-column">
      <style:table-column-properties style:column-width="1.7313in"/>
    </style:style>
    <style:style style:name="Table1.D" style:family="table-column">
      <style:table-column-properties style:column-width="1.734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12" style:family="table-row">
      <style:table-row-properties style:min-row-height="0.1688in"/>
    </style:style>
    <style:style style:name="P1" style:family="paragraph" style:parent-style-name="Standard">
      <style:text-properties officeooo:rsid="0002960c" officeooo:paragraph-rsid="0002960c"/>
    </style:style>
    <style:style style:name="P2" style:family="paragraph" style:parent-style-name="Standard">
      <style:text-properties officeooo:rsid="00031236" officeooo:paragraph-rsid="00031236"/>
    </style:style>
    <style:style style:name="P3" style:family="paragraph" style:parent-style-name="Standard">
      <style:text-properties officeooo:rsid="0004edb9" officeooo:paragraph-rsid="0004edb9"/>
    </style:style>
    <style:style style:name="P4" style:family="paragraph" style:parent-style-name="Standard">
      <style:text-properties officeooo:rsid="0005a25a" officeooo:paragraph-rsid="0005a25a"/>
    </style:style>
    <style:style style:name="P5" style:family="paragraph" style:parent-style-name="Standard">
      <style:text-properties officeooo:rsid="000bee5a" officeooo:paragraph-rsid="000bee5a"/>
    </style:style>
    <style:style style:name="P6" style:family="paragraph" style:parent-style-name="Standard">
      <style:text-properties fo:font-weight="bold" officeooo:rsid="0002960c" officeooo:paragraph-rsid="0002960c" style:font-weight-asian="bold" style:font-weight-complex="bold"/>
    </style:style>
    <style:style style:name="P7" style:family="paragraph" style:parent-style-name="Standard">
      <style:text-properties fo:font-weight="bold" officeooo:rsid="000faee2" officeooo:paragraph-rsid="0002960c" style:font-weight-asian="bold" style:font-weight-complex="bold"/>
    </style:style>
    <style:style style:name="P8" style:family="paragraph" style:parent-style-name="Standard">
      <style:text-properties officeooo:rsid="000d4f54" officeooo:paragraph-rsid="000d4f54"/>
    </style:style>
    <style:style style:name="P9" style:family="paragraph" style:parent-style-name="Standard">
      <style:text-properties officeooo:rsid="000de0fe" officeooo:paragraph-rsid="000de0fe"/>
    </style:style>
    <style:style style:name="P10" style:family="paragraph" style:parent-style-name="Standard">
      <style:text-properties officeooo:rsid="000faee2" officeooo:paragraph-rsid="000faee2"/>
    </style:style>
    <style:style style:name="P11" style:family="paragraph" style:parent-style-name="Standard">
      <style:text-properties fo:font-weight="normal" officeooo:rsid="0010e3ac" officeooo:paragraph-rsid="0010e3ac" style:font-weight-asian="normal" style:font-weight-complex="normal"/>
    </style:style>
    <style:style style:name="P12" style:family="paragraph" style:parent-style-name="Standard">
      <style:text-properties fo:font-weight="normal" officeooo:rsid="0002960c" officeooo:paragraph-rsid="0002960c" style:font-weight-asian="normal" style:font-weight-complex="normal"/>
    </style:style>
    <style:style style:name="P13" style:family="paragraph" style:parent-style-name="Standard">
      <style:text-properties officeooo:rsid="00156907" officeooo:paragraph-rsid="00156907"/>
    </style:style>
    <style:style style:name="P14" style:family="paragraph" style:parent-style-name="Standard">
      <style:text-properties officeooo:rsid="0016f362" officeooo:paragraph-rsid="0016f362"/>
    </style:style>
    <style:style style:name="P15" style:family="paragraph" style:parent-style-name="Standard">
      <style:text-properties officeooo:rsid="00186e8f" officeooo:paragraph-rsid="00186e8f"/>
    </style:style>
    <style:style style:name="P16" style:family="paragraph" style:parent-style-name="Table_20_Contents">
      <style:text-properties officeooo:rsid="000de0fe" officeooo:paragraph-rsid="000de0fe"/>
    </style:style>
    <style:style style:name="P17" style:family="paragraph" style:parent-style-name="Table_20_Contents">
      <style:paragraph-properties fo:text-align="center" style:justify-single-word="false"/>
      <style:text-properties officeooo:rsid="000de0fe" officeooo:paragraph-rsid="000de0fe"/>
    </style:style>
    <style:style style:name="P18" style:family="paragraph" style:parent-style-name="Table_20_Contents">
      <style:text-properties officeooo:rsid="000f5a17" officeooo:paragraph-rsid="000f5a17"/>
    </style:style>
    <style:style style:name="P19" style:family="paragraph" style:parent-style-name="Table_20_Contents">
      <style:paragraph-properties fo:text-align="center" style:justify-single-word="false"/>
      <style:text-properties officeooo:rsid="000f5a17" officeooo:paragraph-rsid="000f5a17"/>
    </style:style>
    <style:style style:name="P20" style:family="paragraph" style:parent-style-name="Table_20_Contents">
      <style:paragraph-properties fo:text-align="center" style:justify-single-word="false"/>
    </style:style>
    <style:style style:name="T1" style:family="text">
      <style:text-properties officeooo:rsid="0004edb9"/>
    </style:style>
    <style:style style:name="T2" style:family="text">
      <style:text-properties fo:font-style="italic" style:font-style-asian="italic" style:font-style-complex="italic"/>
    </style:style>
    <style:style style:name="T3" style:family="text">
      <style:text-properties fo:font-style="italic" officeooo:rsid="00075703"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04edb9" style:font-style-asian="normal" style:font-style-complex="normal"/>
    </style:style>
    <style:style style:name="T6" style:family="text">
      <style:text-properties fo:font-style="normal" officeooo:rsid="0005a25a" style:font-style-asian="normal" style:font-style-complex="normal"/>
    </style:style>
    <style:style style:name="T7" style:family="text">
      <style:text-properties fo:font-style="normal" officeooo:rsid="0005c78e" style:font-style-asian="normal" style:font-style-complex="normal"/>
    </style:style>
    <style:style style:name="T8" style:family="text">
      <style:text-properties fo:font-style="normal" officeooo:rsid="00075703" style:font-style-asian="normal" style:font-style-complex="normal"/>
    </style:style>
    <style:style style:name="T9" style:family="text">
      <style:text-properties fo:font-style="normal" officeooo:rsid="000a50a0" style:font-style-asian="normal" style:font-style-complex="normal"/>
    </style:style>
    <style:style style:name="T10" style:family="text">
      <style:text-properties fo:font-style="normal" officeooo:rsid="000cbaea" style:font-style-asian="normal" style:font-style-complex="normal"/>
    </style:style>
    <style:style style:name="T11" style:family="text">
      <style:text-properties officeooo:rsid="000cbaea"/>
    </style:style>
    <style:style style:name="T12" style:family="text">
      <style:text-properties fo:font-weight="bold" style:font-weight-asian="bold" style:font-weight-complex="bold"/>
    </style:style>
    <style:style style:name="T13" style:family="text">
      <style:text-properties officeooo:rsid="000f5a17"/>
    </style:style>
    <style:style style:name="T14" style:family="text">
      <style:text-properties officeooo:rsid="0012ab7d"/>
    </style:style>
    <style:style style:name="T15" style:family="text">
      <style:text-properties officeooo:rsid="00144578"/>
    </style:style>
    <style:style style:name="T16" style:family="text">
      <style:text-properties officeooo:rsid="0016f362"/>
    </style:style>
    <style:style style:name="T17" style:family="text">
      <style:text-properties officeooo:rsid="0018950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Abstract</text:p>
      <text:p text:style-name="P1"/>
      <text:p text:style-name="P15"><text:span text:style-name="T17">For centuries now, fingerprints have been used to identify individuals. Recent machine learning-based efforts have shown that the human voice can also be used for identification. This paper proposes a new machine learning-based method of identifying an individual – that is, by using the sound of their keychain as a fingerprint. It is proposed that all keychains are unique to the individual and that the rattling noise they make is identifiable by a machine learning model. </text:span></text:p>
      <text:p text:style-name="P1"/>
      <text:p text:style-name="P1"><text:span text:style-name="T12">Motivation</text:span> </text:p>
      <text:p text:style-name="P1"/>
      <text:p text:style-name="P2">I was a produce clerk back in college. Tuition and books are expensive and, without the help of scholarships, I had to work full-time at a grocery store. In retrospect, this was not the ideal job for a budding electrical engineer. Most of my peers picked up internships and learned engineering skills from already-established professional. <text:span text:style-name="T1">The customer service-driven environment I worked in, however, gave me </text:span><text:span text:style-name="T5">a different, yet equally important set of skills. I learned to pick up on human behavior and learned to recognize obscure (yet identifiable) patterns. One such pattern was not performed by the customers but by the store managers. That is, I learned to identify when specific store managers were around the corner solely by the noise the manager’s keys made when rattled.</text:span></text:p>
      <text:p text:style-name="P2"><text:span text:style-name="T5"/></text:p>
      <text:p text:style-name="P3"><text:span text:style-name="T4">The five store managers all </text:span><text:span text:style-name="T6">wore a different set of keys around their belt loop. These different sets of keys all made unique sounds when rattled. I learned, for example, to appear busy whenever I heard the sound of </text:span><text:span text:style-name="T8">a particular set of </text:span><text:span text:style-name="T6">keys because that meant “</text:span><text:span text:style-name="T8">Joe”</text:span><text:span text:style-name="T6"> was right around the corner.</text:span></text:p>
      <text:p text:style-name="P3"><text:span text:style-name="T6"/></text:p>
      <text:p text:style-name="P4"><text:span text:style-name="T6">E</text:span><text:span text:style-name="T4">verybody has their own unique set of keys. My keychain consists of a leather lanyard, </text:span><text:span text:style-name="T10">a truck key, </text:span><text:span text:style-name="T4">two house keys, a mailbox key, and a bike </text:span><text:span text:style-name="T7">lock </text:span><text:span text:style-name="T4">key. </text:span><text:span text:style-name="T7">My brother’s keychain consists of a </text:span><text:span text:style-name="T10">car key, a </text:span><text:span text:style-name="T7">house key, an office key, a mailbox key, and a bottle opener. From the number of keys, the material </text:span><text:span text:style-name="T9">and geometry </text:span><text:span text:style-name="T7">of the keys, and the </text:span><text:span text:style-name="T9">trinkets</text:span><text:span text:style-name="T7"> attached to a keyring, I believe that these keychains all make a unique and identifiable noise when rattled. </text:span><text:span text:style-name="T8">A person’s keychain can be seen as a fingerprint, and, as such, can be used to identify an individual. If I am able to identify these noise patterns, it should be theoretically possible to teach a machine to do the same. That is, to use </text:span><text:span text:style-name="T3">keys as a key</text:span><text:span text:style-name="T8">. </text:span></text:p>
      <text:p text:style-name="P2"/>
      <text:p text:style-name="P6">Expected contribution</text:p>
      <text:p text:style-name="P1"/>
      <text:p text:style-name="P5">I will be using existing machine learning Python libraries to complete this project. I will be writing the code that implements these libraries but this code may be derived from existing examples contained in reference texts. </text:p>
      <text:p text:style-name="P1"/>
      <text:p text:style-name="P6">Expected contribution against competitive methods</text:p>
      <text:p text:style-name="P1"/>
      <text:p text:style-name="P5">I am unaware of <text:span text:style-name="T11">similar efforts to identify an individual from the sound of their keychain. Prior efforts for the audio identification of other subjects, however, certainly do exist. The Bibliography section at the end of this paper references a few of these efforts.</text:span></text:p>
      <text:p text:style-name="P1"/>
      <text:p text:style-name="P6">Flowchart</text:p>
      <text:p text:style-name="P1"/>
      <text:p text:style-name="P13">Figure 1 shows the draft flowchart for this project. <text:span text:style-name="T16">Audio samples of different keychains will be filtered to remove background noise and then fed into the machine learning algorithm. The parameters of this filtering is yet to be determined. </text:span></text:p>
      <text:p text:style-name="P1"/>
      <text:p text:style-name="P6"><text:soft-page-break/>Code</text:p>
      <text:p text:style-name="P1"/>
      <text:p text:style-name="P14">This project will be built in Python. Several existing machine learning libraries will be used, including PyTorch and SciKit. Examples from the reference text <text:span text:style-name="T2">Hands-On Machine Learning with Scikit-Learn, Keras, and TensorFlow, 2nd Edition </text:span><text:span text:style-name="T4">will likely be used.</text:span></text:p>
      <text:p text:style-name="P1"/>
      <text:p text:style-name="P6">Dataset Requirements</text:p>
      <text:p text:style-name="P1"/>
      <text:p text:style-name="P9">Three different sets of keys will be used as the subjects for this project. I will record audio samples of each of the subjects at different locations with three different microphones in both a quiet and noisy environment. The three different microphones and quiet and noisy environment should introduce variability and provide a better set of data. The following table summarizes the number of audio samples for each of the subjects.</text:p>
      <text:p text:style-name="P9"/>
      <table:table table:name="Table1" table:style-name="Table1">
        <table:table-column table:style-name="Table1.A"/>
        <table:table-column table:style-name="Table1.B" table:number-columns-repeated="2"/>
        <table:table-column table:style-name="Table1.D"/>
        <table:table-row>
          <table:table-cell table:style-name="Table1.A1" office:value-type="string">
            <text:p text:style-name="P16">Microphone</text:p>
          </table:table-cell>
          <table:table-cell table:style-name="Table1.A1" office:value-type="string">
            <text:p text:style-name="P16">Distance</text:p>
          </table:table-cell>
          <table:table-cell table:style-name="Table1.A1" office:value-type="string">
            <text:p text:style-name="P16">Enviro<text:span text:style-name="T13">nment</text:span></text:p>
          </table:table-cell>
          <table:table-cell table:style-name="Table1.D1" office:value-type="string">
            <text:p text:style-name="P18">Number of Samples</text:p>
          </table:table-cell>
        </table:table-row>
        <table:table-row>
          <table:table-cell table:style-name="Table1.A2" table:number-rows-spanned="4" office:value-type="string">
            <text:p text:style-name="P17">Sure SM58</text:p>
          </table:table-cell>
          <table:table-cell table:style-name="Table1.A2" table:number-rows-spanned="2" office:value-type="string">
            <text:p text:style-name="P17">1ft</text:p>
          </table:table-cell>
          <table:table-cell table:style-name="Table1.A2" office:value-type="string">
            <text:p text:style-name="P19">Quiet</text:p>
          </table:table-cell>
          <table:table-cell table:style-name="Table1.D2" office:value-type="string">
            <text:p text:style-name="P19">5</text:p>
          </table:table-cell>
        </table:table-row>
        <table:table-row>
          <table:covered-table-cell/>
          <table:covered-table-cell/>
          <table:table-cell table:style-name="Table1.A2" office:value-type="string">
            <text:p text:style-name="P19">Noisy</text:p>
          </table:table-cell>
          <table:table-cell table:style-name="Table1.D2" office:value-type="string">
            <text:p text:style-name="P19">5</text:p>
          </table:table-cell>
        </table:table-row>
        <table:table-row>
          <table:covered-table-cell/>
          <table:table-cell table:style-name="Table1.A2" table:number-rows-spanned="2" office:value-type="string">
            <text:p text:style-name="P17">3ft</text:p>
          </table:table-cell>
          <table:table-cell table:style-name="Table1.A2" office:value-type="string">
            <text:p text:style-name="P19">Quiet</text:p>
          </table:table-cell>
          <table:table-cell table:style-name="Table1.D2" office:value-type="string">
            <text:p text:style-name="P19">5</text:p>
          </table:table-cell>
        </table:table-row>
        <table:table-row>
          <table:covered-table-cell/>
          <table:covered-table-cell/>
          <table:table-cell table:style-name="Table1.A2" office:value-type="string">
            <text:p text:style-name="P19">Noisy</text:p>
          </table:table-cell>
          <table:table-cell table:style-name="Table1.D2" office:value-type="string">
            <text:p text:style-name="P19">5</text:p>
          </table:table-cell>
        </table:table-row>
        <table:table-row>
          <table:table-cell table:style-name="Table1.A2" table:number-rows-spanned="4" office:value-type="string">
            <text:p text:style-name="P17">Pixel 2</text:p>
          </table:table-cell>
          <table:table-cell table:style-name="Table1.A2" table:number-rows-spanned="2" office:value-type="string">
            <text:p text:style-name="P19">1ft</text:p>
          </table:table-cell>
          <table:table-cell table:style-name="Table1.A2" office:value-type="string">
            <text:p text:style-name="P19">Quiet</text:p>
          </table:table-cell>
          <table:table-cell table:style-name="Table1.D2" office:value-type="string">
            <text:p text:style-name="P19">5</text:p>
          </table:table-cell>
        </table:table-row>
        <table:table-row>
          <table:covered-table-cell/>
          <table:covered-table-cell/>
          <table:table-cell table:style-name="Table1.A2" office:value-type="string">
            <text:p text:style-name="P19">Noisy</text:p>
          </table:table-cell>
          <table:table-cell table:style-name="Table1.D2" office:value-type="string">
            <text:p text:style-name="P19">5</text:p>
          </table:table-cell>
        </table:table-row>
        <table:table-row>
          <table:covered-table-cell/>
          <table:table-cell table:style-name="Table1.A2" table:number-rows-spanned="2" office:value-type="string">
            <text:p text:style-name="P19">3ft</text:p>
          </table:table-cell>
          <table:table-cell table:style-name="Table1.A2" office:value-type="string">
            <text:p text:style-name="P19">Quiet</text:p>
          </table:table-cell>
          <table:table-cell table:style-name="Table1.D2" office:value-type="string">
            <text:p text:style-name="P19">5</text:p>
          </table:table-cell>
        </table:table-row>
        <table:table-row>
          <table:covered-table-cell/>
          <table:covered-table-cell/>
          <table:table-cell table:style-name="Table1.A2" office:value-type="string">
            <text:p text:style-name="P19">Noisy</text:p>
          </table:table-cell>
          <table:table-cell table:style-name="Table1.D2" office:value-type="string">
            <text:p text:style-name="P19">5</text:p>
          </table:table-cell>
        </table:table-row>
        <table:table-row>
          <table:table-cell table:style-name="Table1.A2" table:number-rows-spanned="4" office:value-type="string">
            <text:p text:style-name="P17">Logitech Webcam</text:p>
          </table:table-cell>
          <table:table-cell table:style-name="Table1.A2" table:number-rows-spanned="2" office:value-type="string">
            <text:p text:style-name="P19">1ft</text:p>
          </table:table-cell>
          <table:table-cell table:style-name="Table1.A2" office:value-type="string">
            <text:p text:style-name="P19">Quiet</text:p>
          </table:table-cell>
          <table:table-cell table:style-name="Table1.D2" office:value-type="string">
            <text:p text:style-name="P19">5</text:p>
          </table:table-cell>
        </table:table-row>
        <table:table-row>
          <table:covered-table-cell/>
          <table:covered-table-cell/>
          <table:table-cell table:style-name="Table1.A2" office:value-type="string">
            <text:p text:style-name="P19">Noisy</text:p>
          </table:table-cell>
          <table:table-cell table:style-name="Table1.D2" office:value-type="string">
            <text:p text:style-name="P19">5</text:p>
          </table:table-cell>
        </table:table-row>
        <table:table-row table:style-name="Table1.12">
          <table:covered-table-cell/>
          <table:table-cell table:style-name="Table1.A2" table:number-rows-spanned="2" office:value-type="string">
            <text:p text:style-name="P19">3ft</text:p>
          </table:table-cell>
          <table:table-cell table:style-name="Table1.A2" office:value-type="string">
            <text:p text:style-name="P19">Quiet</text:p>
          </table:table-cell>
          <table:table-cell table:style-name="Table1.D2" office:value-type="string">
            <text:p text:style-name="P19">5</text:p>
          </table:table-cell>
        </table:table-row>
        <table:table-row>
          <table:covered-table-cell/>
          <table:covered-table-cell/>
          <table:table-cell table:style-name="Table1.A2" office:value-type="string">
            <text:p text:style-name="P19">Noisy</text:p>
          </table:table-cell>
          <table:table-cell table:style-name="Table1.D2" office:value-type="string">
            <text:p text:style-name="P19">5</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
      <text:p text:style-name="P9"/>
      <text:p text:style-name="P8"/>
      <text:p text:style-name="P6">Data training and independent testing method</text:p>
      <text:p text:style-name="P1"/>
      <text:p text:style-name="P10">The audio samples will be randomly split into a training group and a test group with the training group receiving 80% of the data and the test group receiving 20% of the data. With 60 samples recorded per subject, this means the training set will be composed of 48 samples and the test set will be composed of 12 samples. Cross-validation on the training set will also be performed.</text:p>
      <text:p text:style-name="P1"/>
      <text:p text:style-name="P6">Method validation metrics</text:p>
      <text:p text:style-name="P7"/>
      <text:p text:style-name="P11">With only three subjects, a totally random guess of the subject would be correct 33% of the time. <text:span text:style-name="T14">A perfect model would obviously be correct 100% of the time. With such a small population and sample size, however, the margin of error may be high. It is currently undetermined to what performance degree this project could be could be determined successful or unsuccessful.</text:span></text:p>
      <text:p text:style-name="P1"><text:soft-page-break/></text:p>
      <text:p text:style-name="P1"/>
      <text:p text:style-name="P6">Bibliography</text:p>
      <text:p text:style-name="P6"/>
      <text:p text:style-name="P12">Several articles have been recently published that may have relevance to this project. Yazdanian et. al discuss the filtering of audio samples for better identification. Audio filtering will likely need to be performed <text:span text:style-name="T15">in this project </text:span>to eliminate <text:span text:style-name="T15">undesirable background noise. Al-Emadi et. al designed a deep learning model that can be used to detect aerial drones. The white-noise generated by the drones may be comparable to the white noise generated by the keychains. These papers will likely be referenced by this projec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uardian Sans Text" svg:font-family="'Guardian Sans Text',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Times New Roman" fo:font-family="'Times New Roman'" style:font-family-generic="roman" style:font-pitch="variable" fo:font-size="18pt" fo:font-weight="bold" style:font-name-asian="SimSun" style:font-family-asia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8-29T20:06:17.441000000</meta:creation-date>
    <dc:date>2021-08-30T16:57:24.803000000</dc:date>
    <meta:editing-duration>PT25M58S</meta:editing-duration>
    <meta:editing-cycles>6</meta:editing-cycles>
    <meta:generator>LibreOffice/6.0.3.2$Windows_X86_64 LibreOffice_project/8f48d515416608e3a835360314dac7e47fd0b821</meta:generator>
    <meta:document-statistic meta:table-count="1" meta:image-count="0" meta:object-count="0" meta:page-count="3" meta:paragraph-count="59" meta:word-count="895" meta:character-count="5332" meta:non-whitespace-character-count="4490"/>
  </office:meta>
</office:document-meta>
</file>